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2cm" fo:margin-right="0cm" fo:text-indent="0cm" style:auto-text-indent="false"/>
      <style:text-properties officeooo:paragraph-rsid="00469981"/>
    </style:style>
    <style:style style:name="P2" style:family="paragraph" style:parent-style-name="Standard">
      <style:paragraph-properties fo:margin-left="2cm" fo:margin-right="0cm" fo:text-indent="0cm" style:auto-text-indent="false"/>
      <style:text-properties officeooo:rsid="005de86b" officeooo:paragraph-rsid="005de86b"/>
    </style:style>
    <style:style style:name="P3" style:family="paragraph" style:parent-style-name="Standard">
      <style:paragraph-properties fo:margin-left="2cm" fo:margin-right="0cm" fo:text-indent="0cm" style:auto-text-indent="false"/>
      <style:text-properties officeooo:paragraph-rsid="001e908d"/>
    </style:style>
    <style:style style:name="P4" style:family="paragraph" style:parent-style-name="Standard">
      <style:paragraph-properties fo:margin-left="2cm" fo:margin-right="0cm" fo:text-indent="0cm" style:auto-text-indent="false"/>
      <style:text-properties officeooo:rsid="0066d917" officeooo:paragraph-rsid="0066d917"/>
    </style:style>
    <style:style style:name="P5" style:family="paragraph" style:parent-style-name="Standard">
      <style:paragraph-properties fo:margin-left="2cm" fo:margin-right="0cm" fo:text-indent="0cm" style:auto-text-indent="false"/>
      <style:text-properties officeooo:rsid="0067918c" officeooo:paragraph-rsid="0067918c"/>
    </style:style>
    <style:style style:name="P6" style:family="paragraph" style:parent-style-name="Standard">
      <style:paragraph-properties fo:margin-left="2cm" fo:margin-right="0cm" fo:text-indent="0cm" style:auto-text-indent="false"/>
      <style:text-properties officeooo:rsid="006955e5" officeooo:paragraph-rsid="006955e5"/>
    </style:style>
    <style:style style:name="P7" style:family="paragraph" style:parent-style-name="Standard">
      <style:paragraph-properties fo:margin-left="2cm" fo:margin-right="0cm" fo:text-indent="0cm" style:auto-text-indent="false"/>
      <style:text-properties officeooo:rsid="006b8f2c" officeooo:paragraph-rsid="006b8f2c"/>
    </style:style>
    <style:style style:name="P8" style:family="paragraph" style:parent-style-name="Standard">
      <style:paragraph-properties fo:margin-left="2cm" fo:margin-right="0cm" fo:text-indent="0cm" style:auto-text-indent="false"/>
      <style:text-properties officeooo:rsid="006bde08" officeooo:paragraph-rsid="006bde08"/>
    </style:style>
    <style:style style:name="P9" style:family="paragraph" style:parent-style-name="Standard">
      <style:paragraph-properties fo:margin-left="4.001cm" fo:margin-right="0cm" fo:text-indent="0cm" style:auto-text-indent="false"/>
      <style:text-properties officeooo:rsid="005de86b" officeooo:paragraph-rsid="005de86b"/>
    </style:style>
    <style:style style:name="P10" style:family="paragraph" style:parent-style-name="Standard">
      <style:paragraph-properties fo:margin-left="4.001cm" fo:margin-right="0cm" fo:text-indent="0cm" style:auto-text-indent="false"/>
      <style:text-properties officeooo:rsid="005de86b" officeooo:paragraph-rsid="0061ee3a"/>
    </style:style>
    <style:style style:name="P11" style:family="paragraph" style:parent-style-name="Standard">
      <style:paragraph-properties fo:margin-left="4.001cm" fo:margin-right="0cm" fo:text-indent="0cm" style:auto-text-indent="false"/>
      <style:text-properties officeooo:paragraph-rsid="00469981"/>
    </style:style>
    <style:style style:name="P12" style:family="paragraph" style:parent-style-name="Standard">
      <style:paragraph-properties fo:margin-left="4.001cm" fo:margin-right="0cm" fo:text-indent="0cm" style:auto-text-indent="false"/>
      <style:text-properties officeooo:rsid="00643ece" officeooo:paragraph-rsid="00643ece"/>
    </style:style>
    <style:style style:name="P13" style:family="paragraph" style:parent-style-name="Standard">
      <style:paragraph-properties fo:margin-left="4.001cm" fo:margin-right="0cm" fo:text-indent="0cm" style:auto-text-indent="false"/>
      <style:text-properties officeooo:rsid="0066d917" officeooo:paragraph-rsid="0066d917"/>
    </style:style>
    <style:style style:name="P14" style:family="paragraph" style:parent-style-name="Standard">
      <style:paragraph-properties fo:margin-left="4.001cm" fo:margin-right="0cm" fo:text-indent="0cm" style:auto-text-indent="false"/>
      <style:text-properties officeooo:rsid="0067918c" officeooo:paragraph-rsid="0067918c"/>
    </style:style>
    <style:style style:name="P15" style:family="paragraph" style:parent-style-name="Standard">
      <style:paragraph-properties fo:margin-left="4.001cm" fo:margin-right="0cm" fo:text-indent="0cm" style:auto-text-indent="false"/>
      <style:text-properties officeooo:rsid="0069a6e0" officeooo:paragraph-rsid="0069a6e0"/>
    </style:style>
    <style:style style:name="P16" style:family="paragraph" style:parent-style-name="Standard">
      <style:paragraph-properties fo:margin-left="4.001cm" fo:margin-right="0cm" fo:text-indent="0cm" style:auto-text-indent="false"/>
      <style:text-properties officeooo:rsid="006e148a" officeooo:paragraph-rsid="006e148a"/>
    </style:style>
    <style:style style:name="P17" style:family="paragraph" style:parent-style-name="Standard">
      <style:paragraph-properties fo:margin-left="4.001cm" fo:margin-right="0cm" fo:text-indent="0cm" style:auto-text-indent="false"/>
      <style:text-properties officeooo:rsid="006e5cfe" officeooo:paragraph-rsid="006e5cfe"/>
    </style:style>
    <style:style style:name="P18" style:family="paragraph" style:parent-style-name="Standard">
      <style:paragraph-properties fo:margin-left="4.001cm" fo:margin-right="0cm" fo:text-indent="0cm" style:auto-text-indent="false"/>
      <style:text-properties officeooo:rsid="006fc38d" officeooo:paragraph-rsid="006fc38d"/>
    </style:style>
    <style:style style:name="P19" style:family="paragraph" style:parent-style-name="Standard" style:list-style-name="L1">
      <style:text-properties officeooo:rsid="001e908d" officeooo:paragraph-rsid="001e908d"/>
    </style:style>
    <style:style style:name="P20" style:family="paragraph" style:parent-style-name="Standard">
      <style:paragraph-properties fo:margin-left="2cm" fo:margin-right="0cm" fo:text-indent="0cm" style:auto-text-indent="false"/>
      <style:text-properties officeooo:paragraph-rsid="00469981"/>
    </style:style>
    <style:style style:name="P21" style:family="paragraph" style:parent-style-name="Standard">
      <style:paragraph-properties fo:margin-left="2cm" fo:margin-right="0cm" fo:text-indent="0cm" style:auto-text-indent="false"/>
      <style:text-properties officeooo:rsid="0070041f" officeooo:paragraph-rsid="0070041f"/>
    </style:style>
    <style:style style:name="T1" style:family="text">
      <style:text-properties officeooo:rsid="005e0632"/>
    </style:style>
    <style:style style:name="T2" style:family="text">
      <style:text-properties officeooo:rsid="0061ee3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61ee3a" style:font-weight-asian="bold" style:font-weight-complex="bold"/>
    </style:style>
    <style:style style:name="T5" style:family="text">
      <style:text-properties officeooo:rsid="006303ff"/>
    </style:style>
    <style:style style:name="T6" style:family="text">
      <style:text-properties officeooo:rsid="00643ece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5e0632" fo:background-color="#ffff00" loext:char-shading-value="0"/>
    </style:style>
    <style:style style:name="T9" style:family="text">
      <style:text-properties officeooo:rsid="0065c4a9" fo:background-color="#ffff00" loext:char-shading-value="0"/>
    </style:style>
    <style:style style:name="T10" style:family="text">
      <style:text-properties officeooo:rsid="0066d917" fo:background-color="#ffff00" loext:char-shading-value="0"/>
    </style:style>
    <style:style style:name="T11" style:family="text">
      <style:text-properties officeooo:rsid="006eff3e" fo:background-color="#ffff00" loext:char-shading-value="0"/>
    </style:style>
    <style:style style:name="T12" style:family="text">
      <style:text-properties officeooo:rsid="005e0632" fo:background-color="transparent" loext:char-shading-value="0"/>
    </style:style>
    <style:style style:name="T13" style:family="text">
      <style:text-properties officeooo:rsid="0065c4a9"/>
    </style:style>
    <style:style style:name="T14" style:family="text">
      <style:text-properties officeooo:rsid="0066d917"/>
    </style:style>
    <style:style style:name="T15" style:family="text">
      <style:text-properties officeooo:rsid="006955e5"/>
    </style:style>
    <style:style style:name="T16" style:family="text">
      <style:text-properties officeooo:rsid="006e148a"/>
    </style:style>
    <style:style style:name="fr1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list xml:id="list674995663" text:style-name="L1">
        <text:list-item>
          <text:p text:style-name="P19">memo</text:p>
        </text:list-item>
      </text:list>
      <text:p text:style-name="P3"/>
      <text:p text:style-name="P1"/>
      <text:p text:style-name="P21">variables</text:p>
      <text:p text:style-name="P21"/>
      <text:p text:style-name="P21"/>
      <text:p text:style-name="P21"/>
      <text:p text:style-name="P21">equations</text:p>
      <text:p text:style-name="P21"/>
      <text:p text:style-name="P21"><draw:frame draw:style-name="fr1" draw:name="オブジェクト1" text:anchor-type="as-char" svg:width="10.164cm" svg:height="9.35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3">Ncore</text:span>: number density of neutron.</text:p>
      <text:p text:style-name="P9">= Numbers/Vol</text:p>
      <text:p text:style-name="P9"/>
      <text:p text:style-name="P10"><text:span text:style-name="T4">N0</text:span><text:span text:style-name="T2">, </text:span>U235: N<text:span text:style-name="T6">neutron</text:span>=143, 9.48*10^20 <text:span text:style-name="T5">[</text:span>atoms / cm3<text:span text:style-name="T5">]</text:span> </text:p>
      <text:p text:style-name="P10">→ <text:span text:style-name="T12">(143*9.48*10^20)</text:span><text:span text:style-name="T1"> </text:span><text:span text:style-name="T5">[</text:span><text:span text:style-name="T1">neutrons / cm3</text:span><text:span text:style-name="T5">]</text:span><text:span text:style-name="T1"> = </text:span><text:span text:style-name="T8">(143*9.48*10^20)*10^6</text:span><text:span text:style-name="T1"> </text:span><text:span text:style-name="T5">[</text:span><text:span text:style-name="T1">neutrons / m3</text:span><text:span text:style-name="T5">]</text:span></text:p>
      <text:p text:style-name="P11"><text:a xlink:type="simple" xlink:href="https://www.nuclear-power.com/nuclear-power/reactor-physics/nuclear-engineering-fundamentals/neutron-nuclear-reactions/atomic-number-density/" text:style-name="Internet_20_link" text:visited-style-name="Visited_20_Internet_20_Link">https://www.nuclear-power.com/nuclear-power/reactor-physics/nuclear-engineering-fundamentals/neutron-nuclear-reactions/atomic-number-density/</text:a></text:p>
      <text:p text:style-name="P11"><text:a xlink:type="simple" xlink:href="https://en.wikipedia.org/wiki/Uranium-235" text:style-name="Internet_20_link" text:visited-style-name="Visited_20_Internet_20_Link">https://en.wikipedia.org/wiki/Uranium-235</text:a></text:p>
      <text:p text:style-name="P11"/>
      <text:p text:style-name="P8">n: number density of nuclear <text:span text:style-name="T16">= (mass number)/(4/3*pi*R^3)</text:span></text:p>
      <text:p text:style-name="P16">R= 1.25 [fm] = 1.25*10^(-15) [m]</text:p>
      <text:p text:style-name="P17">mass number, U235= 235</text:p>
      <text:p text:style-name="P17">n= <text:span text:style-name="T7">235/(4/3*pi*(1.25*10^(-15))^3)</text:span></text:p>
      <text:p text:style-name="P11"/>
      <text:p text:style-name="P11"><text:a xlink:type="simple" xlink:href="https://en.wikipedia.org/wiki/Nuclear_density" text:style-name="Internet_20_link" text:visited-style-name="Visited_20_Internet_20_Link">https://en.wikipedia.org/wiki/Nuclear_density</text:a></text:p>
      <text:p text:style-name="P11"/>
      <text:p text:style-name="P11"/>
      <text:p text:style-name="P18">molecular weight of U235 = 235.04393 </text:p>
      <text:p text:style-name="P11"><text:a xlink:type="simple" xlink:href="https://pubchem.ncbi.nlm.nih.gov/compound/Uranium-235" text:style-name="Internet_20_link" text:visited-style-name="Visited_20_Internet_20_Link">https://pubchem.ncbi.nlm.nih.gov/compound/Uranium-235</text:a></text:p>
      <text:p text:style-name="P11"/>
      <text:p text:style-name="P11"/>
      <text:p text:style-name="P11"/>
      <text:p text:style-name="P2"><text:span text:style-name="T3">sigmaF</text:span>: fission cross-section of fissile material.</text:p>
      <text:p text:style-name="P12">U235, 1 [MeV]: <text:span text:style-name="T14">1.199</text:span><text:span text:style-name="T13"> [Barns] = </text:span><text:span text:style-name="T9">(</text:span><text:span text:style-name="T10">1</text:span><text:span text:style-name="T9">.</text:span><text:span text:style-name="T10">199</text:span><text:span text:style-name="T9">*10^(-28))</text:span><text:span text:style-name="T13"> [m2] </text:span></text:p>
      <text:p text:style-name="P9"/>
      <text:p text:style-name="P4">sigmaEl: elastic-scattering cross section of fissile material.</text:p>
      <text:p text:style-name="P13">U235, 1 [MeV]: 3.650 [Barns] = <text:span text:style-name="T7">(3.650*10^(-28))</text:span> [m2] </text:p>
      <text:p text:style-name="P9"/>
      <text:p text:style-name="P2"/>
      <text:p text:style-name="P5">vNeutron: average speed of neutron</text:p>
      <text:p text:style-name="P14"><text:span text:style-name="T15">emitted by fission</text:span>: 1.4x10^9 [cm/sec] = <text:span text:style-name="T7">1.4x10^7</text:span> [m/sec]</text:p>
      <text:p text:style-name="P2"/>
      <text:p text:style-name="P6">nu: number of neutrons emitted per fission</text:p>
      <text:p text:style-name="P15"><text:span text:style-name="T7">2.4</text:span><text:span text:style-name="T11">3</text:span> [neutrons]</text:p>
      <text:p text:style-name="P15"><text:a xlink:type="simple" xlink:href="https://www.nuclear-power.com/nuclear-power-plant/nuclear-fuel/uranium/uranium-235/uranium-235-fission/" text:style-name="Internet_20_link" text:visited-style-name="Visited_20_Internet_20_Link">https://www.nuclear-power.com/nuclear-power-plant/nuclear-fuel/uranium/uranium-235/uranium-235-fission/</text:a></text:p>
      <text:p text:style-name="P15"/>
      <text:p text:style-name="P15"><text:a xlink:type="simple" xlink:href="https://en.wikipedia.org/wiki/Nuclear_chain_reaction" text:style-name="Internet_20_link" text:visited-style-name="Visited_20_Internet_20_Link">https://en.wikipedia.org/wiki/Nuclear_chain_reaction</text:a></text:p>
      <text:p text:style-name="P15"/>
      <text:p text:style-name="P2"/>
      <text:p text:style-name="P7">dCore: critical radius</text:p>
      <text:p text:style-name="P6"/>
      <text:p text:style-name="P2"/>
      <text:p text:style-name="P1"><text:a xlink:type="simple" xlink:href="https://nuclearweaponarchive.org/Nwfaq/Nfaq4-1.html" text:style-name="Internet_20_link" text:visited-style-name="Visited_20_Internet_20_Link">https://nuclearweaponarchive.org/Nwfaq/Nfaq4-1.html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20" svg:d="M0 20l10-20 10 20z"/>
    <draw:stroke-dash draw:name="Dashed_20__28_var_29__20_10" draw:display-name="Dashed (var) 10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9T23:58:01.428000000</dc:date>
    <meta:editing-duration>P6DT13H32M56S</meta:editing-duration>
    <meta:editing-cycles>68</meta:editing-cycles>
    <meta:generator>LibreOffice/7.1.3.2$Windows_X86_64 LibreOffice_project/47f78053abe362b9384784d31a6e56f8511eb1c1</meta:generator>
    <meta:document-statistic meta:table-count="0" meta:image-count="0" meta:object-count="1" meta:page-count="1" meta:paragraph-count="29" meta:word-count="115" meta:character-count="1248" meta:non-whitespace-character-count="1158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frac>
                <mi mathvariant="italic">dE</mi>
                <mi mathvariant="italic">dt</mi>
              </mfrac>
              <mo stretchy="false">=</mo>
              <mrow>
                <mo fence="true" form="prefix" stretchy="false">(</mo>
                <mrow>
                  <mfrac>
                    <mrow>
                      <msub>
                        <mi>N</mi>
                        <mn>0</mn>
                      </msub>
                      <msub>
                        <mi>V</mi>
                        <mi mathvariant="italic">core</mi>
                      </msub>
                      <msub>
                        <mi>E</mi>
                        <mi mathvariant="italic">fiss</mi>
                      </msub>
                    </mrow>
                    <mi>τ</mi>
                  </mfrac>
                </mrow>
                <mo fence="true" form="postfix" stretchy="false">)</mo>
              </mrow>
            </mrow>
            <msup>
              <mi mathvariant="normal">e</mi>
              <mrow>
                <mrow>
                  <mo fence="true" form="prefix" stretchy="false">(</mo>
                  <mrow>
                    <mfrac bevelled="true">
                      <mi>α</mi>
                      <mi>τ</mi>
                    </mfrac>
                  </mrow>
                  <mo fence="true" form="postfix" stretchy="false">)</mo>
                </mrow>
                <mi>t</mi>
              </mrow>
            </msup>
          </mrow>
        </mtd>
      </mtr>
      <mtr>
        <mtd>
          <mrow>
            <mrow>
              <msub>
                <mi>V</mi>
                <mi mathvariant="italic">core</mi>
              </msub>
              <mo stretchy="false">=</mo>
              <mfrac>
                <mn>4</mn>
                <mn>3</mn>
              </mfrac>
            </mrow>
            <msup>
              <mi mathvariant="italic">πr</mi>
              <mn>3</mn>
            </msup>
          </mrow>
        </mtd>
      </mtr>
      <mtr>
        <mtd>
          <mrow>
            <msub>
              <mi>P</mi>
              <mi mathvariant="italic">core</mi>
            </msub>
            <mrow>
              <mrow>
                <mo fence="true" form="prefix" stretchy="false">(</mo>
                <mrow>
                  <mi>t</mi>
                </mrow>
                <mo fence="true" form="postfix" stretchy="false">)</mo>
              </mrow>
              <mo stretchy="false">=</mo>
              <mfrac>
                <mrow>
                  <mi mathvariant="italic">γE</mi>
                  <mrow>
                    <mo fence="true" form="prefix" stretchy="false">(</mo>
                    <mrow>
                      <mi>t</mi>
                    </mrow>
                    <mo fence="true" form="postfix" stretchy="false">)</mo>
                  </mrow>
                </mrow>
                <mrow>
                  <msub>
                    <mi>V</mi>
                    <mi mathvariant="italic">core</mi>
                  </msub>
                  <mrow>
                    <mo fence="true" form="prefix" stretchy="false">(</mo>
                    <mrow>
                      <mi>t</mi>
                    </mrow>
                    <mo fence="true" form="postfix" stretchy="false">)</mo>
                  </mrow>
                </mrow>
              </mfrac>
            </mrow>
          </mrow>
        </mtd>
      </mtr>
      <mtr>
        <mtd>
          <mrow>
            <msub>
              <mi>d</mi>
              <mi mathvariant="italic">core</mi>
            </msub>
            <mo stretchy="false">=</mo>
            <msqrt>
              <mfrac>
                <mrow>
                  <msub>
                    <mi>λ</mi>
                    <mrow>
                      <mi mathvariant="italic">core</mi>
                      <mi mathvariant="italic">fiss</mi>
                    </mrow>
                  </msub>
                  <msub>
                    <mi>λ</mi>
                    <mrow>
                      <mi mathvariant="italic">core</mi>
                      <mi mathvariant="italic">trans</mi>
                    </mrow>
                  </msub>
                </mrow>
                <mrow>
                  <mn>3</mn>
                  <mrow>
                    <mo fence="true" form="prefix" stretchy="false">(</mo>
                    <mrow>
                      <mrow>
                        <mrow>
                          <mo stretchy="false">−</mo>
                          <mi>α</mi>
                        </mrow>
                        <mo stretchy="false">+</mo>
                        <mi>ν</mi>
                        <mo stretchy="false">−</mo>
                        <mn>1</mn>
                      </mrow>
                    </mrow>
                    <mo fence="true" form="postfix" stretchy="false">)</mo>
                  </mrow>
                </mrow>
              </mfrac>
            </msqrt>
          </mrow>
        </mtd>
      </mtr>
      <mtr>
        <mtd>
          <mrow>
            <mrow>
              <mo fence="true" form="prefix" stretchy="false">(</mo>
              <mrow>
                <mrow>
                  <msub>
                    <mi>R</mi>
                    <mi>C</mi>
                  </msub>
                  <mo stretchy="false">/</mo>
                  <msub>
                    <mi>d</mi>
                    <mi mathvariant="italic">core</mi>
                  </msub>
                </mrow>
              </mrow>
              <mo fence="true" form="postfix" stretchy="false">)</mo>
            </mrow>
            <mi>cot</mi>
            <mrow>
              <mrow>
                <mo fence="true" form="prefix" stretchy="false">(</mo>
                <mrow>
                  <mrow>
                    <msub>
                      <mi>R</mi>
                      <mi>C</mi>
                    </msub>
                    <mo stretchy="false">/</mo>
                    <msub>
                      <mi>d</mi>
                      <mi mathvariant="italic">core</mi>
                    </msub>
                  </mrow>
                </mrow>
                <mo fence="true" form="postfix" stretchy="false">)</mo>
              </mrow>
              <mo stretchy="false">+</mo>
              <mrow>
                <mo fence="true" form="prefix" stretchy="false">(</mo>
                <mrow>
                  <mrow>
                    <mn>3</mn>
                    <mrow>
                      <msub>
                        <mi>d</mi>
                        <mi mathvariant="italic">core</mi>
                      </msub>
                      <mo stretchy="false">/</mo>
                      <mn>2</mn>
                    </mrow>
                    <msub>
                      <mi>λ</mi>
                      <mrow>
                        <mi mathvariant="italic">core</mi>
                        <mi mathvariant="italic">trans</mi>
                      </mrow>
                    </msub>
                  </mrow>
                </mrow>
                <mo fence="true" form="postfix" stretchy="false">)</mo>
              </mrow>
            </mrow>
            <mrow>
              <mrow>
                <mrow>
                  <mo fence="true" form="prefix" stretchy="false">(</mo>
                  <mrow>
                    <mrow>
                      <msub>
                        <mi>R</mi>
                        <mi>C</mi>
                      </msub>
                      <mo stretchy="false">/</mo>
                      <msub>
                        <mi>d</mi>
                        <mi mathvariant="italic">core</mi>
                      </msub>
                    </mrow>
                  </mrow>
                  <mo fence="true" form="postfix" stretchy="false">)</mo>
                </mrow>
                <mo stretchy="false">−</mo>
                <mn>1</mn>
              </mrow>
              <mo stretchy="false">=</mo>
              <mn>0</mn>
            </mrow>
          </mrow>
        </mtd>
      </mtr>
      <mtr>
        <mtd>
          <mrow>
            <mi>τ</mi>
            <mo stretchy="false">=</mo>
            <mfrac>
              <msub>
                <mi>λ</mi>
                <mrow>
                  <mi mathvariant="italic">core</mi>
                  <mi mathvariant="italic">fiss</mi>
                </mrow>
              </msub>
              <msub>
                <mi>v</mi>
                <mi mathvariant="italic">neut</mi>
              </msub>
            </mfrac>
          </mrow>
        </mtd>
      </mtr>
      <mtr>
        <mtd>
          <mrow>
            <msub>
              <mi>λ</mi>
              <mrow>
                <mi mathvariant="italic">core</mi>
                <mi mathvariant="italic">fiss</mi>
              </mrow>
            </msub>
            <mo stretchy="false">=</mo>
            <mfrac>
              <mn>1</mn>
              <mrow>
                <msub>
                  <mi>σ</mi>
                  <mi>f</mi>
                </msub>
                <mi>n</mi>
              </mrow>
            </mfrac>
          </mrow>
        </mtd>
      </mtr>
      <mtr>
        <mtd>
          <mrow>
            <msub>
              <mi>λ</mi>
              <mrow>
                <mi mathvariant="italic">core</mi>
                <mi mathvariant="italic">trans</mi>
              </mrow>
            </msub>
            <mo stretchy="false">=</mo>
            <mfrac>
              <mn>1</mn>
              <mrow>
                <msub>
                  <mi>σ</mi>
                  <mi>t</mi>
                </msub>
                <mi>n</mi>
              </mrow>
            </mfrac>
          </mrow>
        </mtd>
      </mtr>
      <mtr>
        <mtd>
          <mrow>
            <msub>
              <mi>σ</mi>
              <mi>t</mi>
            </msub>
            <mo stretchy="false">=</mo>
            <mrow>
              <msub>
                <mi>σ</mi>
                <mi>f</mi>
              </msub>
              <mo stretchy="false">+</mo>
              <msub>
                <mi>σ</mi>
                <mi mathvariant="italic">el</mi>
              </msub>
            </mrow>
          </mrow>
        </mtd>
      </mtr>
    </mtable>
    <annotation encoding="StarMath 5.0">{dE} over {dt}= ( frac {N_{0}V_{core}E_{fiss} } {τ} ) func e^{ ( {α} wideslash {τ} ) t}   newline
V_core= frac {4} {3}πr^{3}   newline
P_{ core }( t )= frac {γE (t) } {V_{core} (t) } newline

d_{core}= sqrt{ frac {λ_{core fiss}λ_{core trans}} {3 (-α+ν-1) } }   newline
( R_C / d_core ) cot( R_C / d_core )+( 3d_core / 2λ_{core trans} ) ( R_C / d_core )-1=0  newline
τ= frac {λ_{core fiss}} {v_neut}  newline
λ_{core fiss} = {1} over {σ_f n}  newline
λ_{core trans}= frac {1} {σ_{t}n}  newline
σ_{ t }=σ_{ f }+σ_{ el }  newline
</annotation>
  </semantics>
</math>
</file>